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Book Antiqua" svg:font-family="'Book Antiqua'" style:font-family-generic="roman" style:font-pitch="variable"/>
    <style:font-face style:name="Century" svg:font-family="Century" style:font-family-generic="roman" style:font-pitch="variable"/>
    <style:font-face style:name="Comic Sans MS" svg:font-family="'Comic Sans MS'" style:font-family-generic="script" style:font-pitch="variable"/>
    <style:font-face style:name="Courier New" svg:font-family="'Courier New'" style:font-family-generic="modern"/>
    <style:font-face style:name="DejaVu Sans" svg:font-family="'DejaVu Sans', 'Times New 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Droid Sans Mono" svg:font-family="'Droid Sans Mono', monospace, monospace"/>
    <style:font-face style:name="FreeSans" svg:font-family="FreeSans, 'Times New Roman'" style:font-pitch="variable"/>
    <style:font-face style:name="Hack" svg:font-family="Hack" style:font-pitch="fixed"/>
    <style:font-face style:name="Latin Modern Sans" svg:font-family="'Latin Modern Sans'"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CJK SC Regular" svg:font-family="'Noto Sans CJK SC Regular'"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P1" style:family="paragraph" style:parent-style-name="Standard">
      <style:paragraph-properties fo:padding-left="0cm" fo:padding-right="0cm" fo:padding-top="0cm" fo:padding-bottom="0.035cm" fo:border-left="none" fo:border-right="none" fo:border-top="none" fo:border-bottom="0.51pt solid #000000" style:shadow="none"/>
      <style:text-properties fo:color="#0000ff" loext:opacity="100%" style:font-name="Latin Modern Sans" fo:font-size="11pt" fo:font-weight="bold" style:font-size-asian="11pt" style:font-weight-asian="bold" style:font-name-complex="Arial Narrow" style:font-weight-complex="bold"/>
    </style:style>
    <style:style style:name="P2" style:family="paragraph" style:parent-style-name="Standard">
      <style:text-properties fo:color="#0000ff" loext:opacity="100%" style:font-name="Latin Modern Sans" fo:font-size="15pt" fo:font-weight="bold" style:font-size-asian="15pt" style:font-weight-asian="bold" style:font-name-complex="Century" style:font-weight-complex="bold"/>
    </style:style>
    <style:style style:name="P3" style:family="paragraph" style:parent-style-name="Standard">
      <style:text-properties fo:color="#0000ff" loext:opacity="100%" style:font-name="Latin Modern Sans" fo:font-size="15pt" fo:font-weight="bold" style:font-name-asian="Century" style:font-size-asian="15pt" style:font-weight-asian="bold" style:font-name-complex="Century" style:font-weight-complex="bold"/>
    </style:style>
    <style:style style:name="P4" style:family="paragraph" style:parent-style-name="Standard">
      <style:paragraph-properties fo:margin-top="0cm" fo:margin-bottom="0.212cm" style:contextual-spacing="false" fo:text-align="center" style:justify-single-word="false"/>
      <style:text-properties style:font-name="Latin Modern Sans" fo:font-size="15pt" fo:font-weight="bold" style:font-size-asian="15pt" style:font-weight-asian="bold" style:font-name-complex="Arial Narrow" style:font-weight-complex="bold"/>
    </style:style>
    <style:style style:name="P5" style:family="paragraph" style:parent-style-name="Standard">
      <style:text-properties style:font-name="Latin Modern Sans" fo:font-size="15pt" fo:font-weight="bold" style:font-size-asian="15pt" style:font-weight-asian="bold" style:font-name-complex="Book Antiqua" style:font-weight-complex="bold"/>
    </style:style>
    <style:style style:name="P6" style:family="paragraph" style:parent-style-name="Standard">
      <style:text-properties style:font-name="Latin Modern Sans"/>
    </style:style>
    <style:style style:name="P7" style:family="paragraph" style:parent-style-name="Standard">
      <style:text-properties style:font-name="Latin Modern Sans" style:font-name-complex="Book Antiqua" style:font-weight-complex="bold"/>
    </style:style>
    <style:style style:name="P8" style:family="paragraph" style:parent-style-name="Standard">
      <style:paragraph-properties fo:margin-left="0.635cm" fo:margin-right="0cm" fo:text-indent="0cm" style:auto-text-indent="false"/>
      <style:text-properties style:font-name="Latin Modern Sans" style:font-name-complex="Century"/>
    </style:style>
    <style:style style:name="P9" style:family="paragraph" style:parent-style-name="Standard">
      <style:paragraph-properties fo:text-align="justify" style:justify-single-word="false"/>
      <style:text-properties style:font-name="Latin Modern Sans" style:font-name-complex="Century"/>
    </style:style>
    <style:style style:name="P10" style:family="paragraph" style:parent-style-name="Standard">
      <style:text-properties style:font-name="Latin Modern Sans" style:font-name-complex="Century"/>
    </style:style>
    <style:style style:name="P11" style:family="paragraph" style:parent-style-name="Standard">
      <style:paragraph-properties fo:text-align="center" style:justify-single-word="false"/>
      <style:text-properties style:font-name="Latin Modern Sans" fo:font-weight="bold" style:font-weight-asian="bold"/>
    </style:style>
    <style:style style:name="P12" style:family="paragraph" style:parent-style-name="Text_20_body">
      <style:text-properties style:font-name="Latin Modern Sans" fo:font-size="27pt" style:font-size-asian="27pt" style:font-name-complex="Comic Sans MS"/>
    </style:style>
    <style:style style:name="P13" style:family="paragraph" style:parent-style-name="Standard">
      <style:paragraph-properties fo:margin-top="0cm" fo:margin-bottom="0.212cm" style:contextual-spacing="false" fo:text-align="center" style:justify-single-word="false"/>
      <style:text-properties style:font-name="Latin Modern Sans" fo:font-size="15pt" fo:font-weight="bold" style:font-size-asian="15pt" style:font-weight-asian="bold" style:font-name-complex="Arial Narrow" style:font-weight-complex="bold"/>
    </style:style>
    <style:style style:name="P14" style:family="paragraph" style:parent-style-name="Standard">
      <style:text-properties style:font-name="Latin Modern Sans" style:font-name-complex="Book Antiqua" style:font-weight-complex="bold"/>
    </style:style>
    <style:style style:name="P15" style:family="paragraph" style:parent-style-name="Standard" style:list-style-name="WW8Num6">
      <style:text-properties style:font-name="Latin Modern Sans" officeooo:rsid="001805f6" officeooo:paragraph-rsid="001805f6"/>
    </style:style>
    <style:style style:name="P16" style:family="paragraph" style:parent-style-name="Standard" style:list-style-name="WW8Num13">
      <style:paragraph-properties fo:text-align="justify" style:justify-single-word="false"/>
      <style:text-properties style:font-name="Latin Modern Sans" style:font-name-complex="Century"/>
    </style:style>
    <style:style style:name="P17" style:family="paragraph" style:parent-style-name="Standard" style:list-style-name="WW8Num14">
      <style:paragraph-properties fo:text-align="justify" style:justify-single-word="false"/>
      <style:text-properties style:font-name="Latin Modern Sans" style:font-name-complex="Century"/>
    </style:style>
    <style:style style:name="P18" style:family="paragraph" style:parent-style-name="Standard" style:list-style-name="WW8Num12">
      <style:paragraph-properties fo:text-align="justify" style:justify-single-word="false"/>
      <style:text-properties style:font-name="Latin Modern Sans" officeooo:paragraph-rsid="001cacdc" style:font-name-complex="Century"/>
    </style:style>
    <style:style style:name="P19" style:family="paragraph" style:parent-style-name="Standard" style:list-style-name="WW8Num7">
      <style:paragraph-properties fo:text-align="justify" style:justify-single-word="false"/>
      <style:text-properties style:font-name="Latin Modern Sans" officeooo:rsid="001ab08a" officeooo:paragraph-rsid="001ab08a" style:font-name-complex="Century"/>
    </style:style>
    <style:style style:name="P20" style:family="paragraph" style:parent-style-name="Standard" style:list-style-name="WW8Num13">
      <style:paragraph-properties fo:text-align="justify" style:justify-single-word="false"/>
      <style:text-properties style:font-name="Latin Modern Sans" officeooo:rsid="001b6711" officeooo:paragraph-rsid="001b6711" style:font-name-complex="Century"/>
    </style:style>
    <style:style style:name="P21" style:family="paragraph" style:parent-style-name="Standard" style:list-style-name="WW8Num13">
      <style:paragraph-properties fo:text-align="justify" style:justify-single-word="false"/>
      <style:text-properties style:font-name="Latin Modern Sans" officeooo:rsid="001be0a0" officeooo:paragraph-rsid="001be0a0" style:font-name-complex="Century"/>
    </style:style>
    <style:style style:name="P22" style:family="paragraph" style:parent-style-name="Standard" style:list-style-name="WW8Num12">
      <style:paragraph-properties fo:text-align="justify" style:justify-single-word="false"/>
      <style:text-properties style:font-name="Latin Modern Sans" officeooo:rsid="001cacdc" officeooo:paragraph-rsid="001cacdc" style:font-name-complex="Century"/>
    </style:style>
    <style:style style:name="P23" style:family="paragraph" style:parent-style-name="Standard" style:list-style-name="WW8Num14">
      <style:paragraph-properties fo:text-align="justify" style:justify-single-word="false"/>
      <style:text-properties style:font-name="Latin Modern Sans" officeooo:rsid="001dd69d" officeooo:paragraph-rsid="001dd69d" style:font-name-complex="Century"/>
    </style:style>
    <style:style style:name="P24" style:family="paragraph" style:parent-style-name="Standard" style:list-style-name="WW8Num7">
      <style:paragraph-properties fo:text-align="justify" style:justify-single-word="false"/>
      <style:text-properties style:font-name="Latin Modern Sans" officeooo:rsid="001ab08a" officeooo:paragraph-rsid="001ab08a"/>
    </style:style>
    <style:style style:name="P25" style:family="paragraph" style:parent-style-name="Standard">
      <style:paragraph-properties fo:text-align="justify" style:justify-single-word="false"/>
      <style:text-properties style:font-name="Latin Modern Sans" fo:font-weight="bold" officeooo:paragraph-rsid="001c481e" style:font-weight-asian="bold" style:font-name-complex="Century"/>
    </style:style>
    <style:style style:name="P26" style:family="paragraph" style:parent-style-name="Standard" style:list-style-name="L1">
      <loext:graphic-properties draw:fill="solid" draw:fill-color="#fff5ce" draw:opacity="100%"/>
      <style:paragraph-properties fo:background-color="#fff5ce"/>
      <style:text-properties style:use-window-font-color="true" loext:opacity="0%" style:font-name="Hack" fo:font-size="10pt" fo:font-weight="normal" style:font-name-asian="Century" style:font-size-asian="10pt" style:font-weight-asian="normal" style:font-name-complex="Century" style:font-size-complex="10pt" style:font-weight-complex="normal"/>
    </style:style>
    <style:style style:name="P27" style:family="paragraph" style:parent-style-name="Standard">
      <loext:graphic-properties draw:fill="solid" draw:fill-color="#fff5ce" draw:opacity="100%"/>
      <style:paragraph-properties fo:background-color="#fff5ce"/>
      <style:text-properties style:use-window-font-color="true" loext:opacity="0%" style:font-name="Hack" fo:font-size="10pt" fo:language="en" fo:country="US" fo:font-weight="normal" style:letter-kerning="true" style:font-name-asian="Century" style:font-size-asian="10pt" style:language-asian="zh" style:country-asian="CN" style:font-weight-asian="normal" style:font-name-complex="Century" style:font-size-complex="10pt" style:language-complex="ar" style:country-complex="SA" style:font-weight-complex="normal"/>
    </style:style>
    <style:style style:name="P28" style:family="paragraph" style:parent-style-name="Standard" style:list-style-name="L6">
      <loext:graphic-properties draw:fill="solid" draw:fill-color="#fff5ce" draw:opacity="100%"/>
      <style:paragraph-properties fo:background-color="#fff5ce"/>
      <style:text-properties style:use-window-font-color="true" loext:opacity="0%" style:font-name="Hack" fo:font-size="10pt" fo:language="en" fo:country="US" fo:font-weight="normal" officeooo:rsid="001ab08a" officeooo:paragraph-rsid="001ab08a" style:letter-kerning="true" style:font-name-asian="Century" style:font-size-asian="10pt" style:language-asian="zh" style:country-asian="CN" style:font-weight-asian="normal" style:font-name-complex="Century" style:font-size-complex="10pt" style:language-complex="ar" style:country-complex="SA" style:font-weight-complex="normal"/>
    </style:style>
    <style:style style:name="P29" style:family="paragraph" style:parent-style-name="Standard" style:list-style-name="L7">
      <loext:graphic-properties draw:fill="solid" draw:fill-color="#fff5ce" draw:opacity="100%"/>
      <style:paragraph-properties fo:text-align="start" style:justify-single-word="false" fo:background-color="#fff5ce"/>
      <style:text-properties style:use-window-font-color="true" loext:opacity="0%" style:font-name="Hack" fo:font-size="10pt" fo:language="en" fo:country="US" fo:font-weight="normal" style:letter-kerning="true" style:font-name-asian="Century" style:font-size-asian="10pt" style:language-asian="zh" style:country-asian="CN" style:font-weight-asian="normal" style:font-name-complex="Century" style:font-size-complex="10pt" style:language-complex="ar" style:country-complex="SA" style:font-weight-complex="normal"/>
    </style:style>
    <style:style style:name="P30" style:family="paragraph" style:parent-style-name="Standard" style:list-style-name="L8">
      <loext:graphic-properties draw:fill="solid" draw:fill-color="#fff5ce" draw:opacity="100%"/>
      <style:paragraph-properties fo:text-align="start" style:justify-single-word="false" fo:background-color="#fff5ce"/>
      <style:text-properties style:use-window-font-color="true" loext:opacity="0%" style:font-name="Hack" fo:font-size="10pt" fo:language="en" fo:country="US" fo:font-weight="normal" style:letter-kerning="true" style:font-name-asian="Century" style:font-size-asian="10pt" style:language-asian="zh" style:country-asian="CN" style:font-weight-asian="normal" style:font-name-complex="Century" style:font-size-complex="10pt" style:language-complex="ar" style:country-complex="SA" style:font-weight-complex="normal"/>
    </style:style>
    <style:style style:name="P31" style:family="paragraph" style:parent-style-name="Standard" style:list-style-name="L9">
      <loext:graphic-properties draw:fill="solid" draw:fill-color="#fff5ce" draw:opacity="100%"/>
      <style:paragraph-properties fo:background-color="#fff5ce"/>
      <style:text-properties style:use-window-font-color="true" loext:opacity="0%" style:font-name="Hack" fo:font-size="10pt" fo:language="en" fo:country="US" fo:font-weight="normal" style:letter-kerning="true" style:font-name-asian="Century" style:font-size-asian="10pt" style:language-asian="zh" style:country-asian="CN" style:font-weight-asian="normal" style:font-name-complex="Century" style:font-size-complex="10pt" style:language-complex="ar" style:country-complex="SA" style:font-weight-complex="normal"/>
    </style:style>
    <style:style style:name="P32" style:family="paragraph" style:parent-style-name="Standard" style:list-style-name="L10">
      <loext:graphic-properties draw:fill="solid" draw:fill-color="#fff5ce" draw:opacity="100%"/>
      <style:paragraph-properties fo:background-color="#fff5ce"/>
      <style:text-properties style:use-window-font-color="true" loext:opacity="0%" style:font-name="Hack" fo:font-size="10pt" fo:language="en" fo:country="US" fo:font-weight="normal" style:letter-kerning="true" style:font-name-asian="Century" style:font-size-asian="10pt" style:language-asian="zh" style:country-asian="CN" style:font-weight-asian="normal" style:font-name-complex="Century" style:font-size-complex="10pt" style:language-complex="ar" style:country-complex="SA" style:font-weight-complex="normal"/>
    </style:style>
    <style:style style:name="P33" style:family="paragraph" style:parent-style-name="Standard" style:list-style-name="L11">
      <loext:graphic-properties draw:fill="solid" draw:fill-color="#fff5ce" draw:opacity="100%"/>
      <style:paragraph-properties fo:background-color="#fff5ce"/>
      <style:text-properties style:use-window-font-color="true" loext:opacity="0%" style:font-name="Hack" fo:font-size="10pt" fo:language="en" fo:country="US" fo:font-weight="normal" style:letter-kerning="true" style:font-name-asian="Century" style:font-size-asian="10pt" style:language-asian="zh" style:country-asian="CN" style:font-weight-asian="normal" style:font-name-complex="Century" style:font-size-complex="10pt" style:language-complex="ar" style:country-complex="SA" style:font-weight-complex="normal"/>
    </style:style>
    <style:style style:name="P34" style:family="paragraph" style:parent-style-name="Standard" style:list-style-name="L2">
      <loext:graphic-properties draw:fill="solid" draw:fill-color="#fff5ce" draw:opacity="100%"/>
      <style:paragraph-properties fo:background-color="#fff5ce"/>
      <style:text-properties style:use-window-font-color="true" loext:opacity="0%" style:font-name="Hack" fo:font-size="10pt" fo:font-weight="normal" officeooo:paragraph-rsid="001805f6" style:font-name-asian="Comic Sans MS" style:font-size-asian="8.75pt" style:font-weight-asian="normal" style:font-name-complex="Comic Sans MS" style:font-size-complex="10pt" style:font-weight-complex="normal"/>
    </style:style>
    <style:style style:name="P35" style:family="paragraph" style:parent-style-name="Standard">
      <style:text-properties fo:color="#0000ff" loext:opacity="100%" style:font-name="Latin Modern Sans" fo:font-size="15pt" fo:font-weight="bold" officeooo:paragraph-rsid="001805f6" style:font-size-asian="15pt" style:font-weight-asian="bold" style:font-name-complex="Century" style:font-weight-complex="bold"/>
    </style:style>
    <style:style style:name="P36" style:family="paragraph" style:parent-style-name="Standard">
      <style:text-properties fo:color="#0000ff" loext:opacity="100%" style:font-name="Latin Modern Sans" fo:font-size="15pt" fo:font-weight="bold" style:font-size-asian="15pt" style:font-weight-asian="bold" style:font-name-complex="Century" style:font-weight-complex="bold"/>
    </style:style>
    <style:style style:name="P37" style:family="paragraph" style:parent-style-name="Standard" style:list-style-name="L3">
      <style:paragraph-properties fo:text-align="justify" style:justify-single-word="false"/>
      <style:text-properties officeooo:paragraph-rsid="001c481e"/>
    </style:style>
    <style:style style:name="P38" style:family="paragraph" style:parent-style-name="Standard" style:list-style-name="L4">
      <style:paragraph-properties fo:text-align="justify" style:justify-single-word="false"/>
      <style:text-properties officeooo:paragraph-rsid="001c481e"/>
    </style:style>
    <style:style style:name="P39" style:family="paragraph" style:parent-style-name="Standard" style:list-style-name="L5">
      <style:paragraph-properties fo:text-align="justify" style:justify-single-word="false"/>
      <style:text-properties officeooo:paragraph-rsid="001c9458"/>
    </style:style>
    <style:style style:name="P40" style:family="paragraph" style:parent-style-name="Standard">
      <style:paragraph-properties fo:text-align="justify" style:justify-single-word="false"/>
      <style:text-properties officeooo:paragraph-rsid="001c9458"/>
    </style:style>
    <style:style style:name="P41" style:family="paragraph" style:parent-style-name="Standard" style:list-style-name="L3">
      <style:paragraph-properties fo:text-align="justify" style:justify-single-word="false"/>
      <style:text-properties officeooo:rsid="001c481e" officeooo:paragraph-rsid="001c481e"/>
    </style:style>
    <style:style style:name="P42" style:family="paragraph" style:parent-style-name="Standard" style:list-style-name="L4">
      <style:paragraph-properties fo:text-align="justify" style:justify-single-word="false"/>
      <style:text-properties officeooo:rsid="001c9458" officeooo:paragraph-rsid="001c9458"/>
    </style:style>
    <style:style style:name="P43" style:family="paragraph" style:parent-style-name="Standard" style:list-style-name="L5">
      <style:paragraph-properties fo:text-align="justify" style:justify-single-word="false"/>
      <style:text-properties officeooo:rsid="001c9458" officeooo:paragraph-rsid="001c9458"/>
    </style:style>
    <style:style style:name="P44" style:family="paragraph" style:parent-style-name="Text_20_body">
      <style:text-properties style:font-name="Latin Modern Sans" fo:font-size="27pt" officeooo:paragraph-rsid="001c481e" style:font-size-asian="27pt" style:font-name-complex="Comic Sans MS"/>
    </style:style>
    <style:style style:name="T1" style:family="text">
      <style:text-properties style:font-name-complex="Century"/>
    </style:style>
    <style:style style:name="T2" style:family="text">
      <style:text-properties officeooo:rsid="001ada17" style:font-name-complex="Century"/>
    </style:style>
    <style:style style:name="T3" style:family="text">
      <style:text-properties fo:color="#000000" loext:opacity="100%" fo:font-size="14pt" fo:font-weight="bold" style:font-size-asian="14pt" style:font-weight-asian="bold" style:font-name-complex="Arial" style:font-weight-complex="bold"/>
    </style:style>
    <style:style style:name="T4" style:family="text">
      <style:text-properties fo:color="#000000" loext:opacity="100%" fo:font-size="14pt" fo:font-style="italic" fo:font-weight="bold" style:font-size-asian="14pt" style:font-style-asian="italic" style:font-weight-asian="bold" style:font-name-complex="Arial" style:font-weight-complex="bold"/>
    </style:style>
    <style:style style:name="T5" style:family="text">
      <style:text-properties fo:color="#000000" loext:opacity="100%" fo:font-size="14pt" fo:font-style="italic" fo:font-weight="bold" officeooo:rsid="0016b325" style:font-size-asian="14pt" style:font-style-asian="italic" style:font-weight-asian="bold" style:font-name-complex="Arial" style:font-weight-complex="bold"/>
    </style:style>
    <style:style style:name="T6" style:family="text">
      <style:text-properties style:use-window-font-color="true" loext:opacity="0%" style:font-name="Hack" fo:font-size="10pt" fo:language="en" fo:country="US" fo:font-weight="normal" officeooo:rsid="001b6711" style:letter-kerning="true" fo:background-color="#fff5ce" loext:char-shading-value="0" style:font-name-asian="Century" style:font-size-asian="10pt" style:language-asian="zh" style:country-asian="CN" style:font-weight-asian="normal" style:font-name-complex="Century" style:font-size-complex="10pt" style:language-complex="ar" style:country-complex="SA" style:font-weight-complex="normal"/>
    </style:style>
    <style:style style:name="T7" style:family="text">
      <style:text-properties officeooo:rsid="001ab08a"/>
    </style:style>
    <style:style style:name="T8" style:family="text">
      <style:text-properties style:font-name="Hack" fo:font-size="10pt" officeooo:rsid="001ab08a" fo:background-color="#fff5ce" loext:char-shading-value="0" style:font-size-asian="12pt" style:font-size-complex="12pt"/>
    </style:style>
    <style:style style:name="T9" style:family="text">
      <style:text-properties fo:background-color="#fff5ce" loext:char-shading-value="0"/>
    </style:style>
    <style:style style:name="T10" style:family="text">
      <style:text-properties officeooo:rsid="001b6711" fo:background-color="#fff5ce" loext:char-shading-value="0"/>
    </style:style>
    <style:style style:name="T11" style:family="text">
      <style:text-properties officeooo:rsid="001b6711"/>
    </style:style>
    <style:style style:name="T12" style:family="text">
      <style:text-properties style:font-name="Latin Modern Sans" style:font-name-complex="Century"/>
    </style:style>
    <style:style style:name="T13" style:family="text">
      <style:text-properties style:font-name="Latin Modern Sans" officeooo:rsid="001b6711" fo:background-color="#fff5ce" loext:char-shading-value="0" style:font-name-complex="Century"/>
    </style:style>
    <style:style style:name="T14" style:family="text">
      <style:text-properties style:font-name="Latin Modern Sans" officeooo:rsid="001c481e" fo:background-color="#fff5ce" loext:char-shading-value="0" style:font-name-complex="Century"/>
    </style:style>
    <style:style style:name="T15" style:family="text">
      <style:text-properties style:font-name="Latin Modern Sans" officeooo:rsid="001c9458" fo:background-color="#fff5ce" loext:char-shading-value="0" style:font-name-complex="Century"/>
    </style:style>
    <style:style style:name="T16" style:family="text">
      <style:text-properties officeooo:rsid="001dd69d"/>
    </style:style>
    <style:style style:name="T17" style:family="text">
      <style:text-properties officeooo:rsid="001e52f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IRLA INSTITUTE OF TECHNOLOGY &amp; SCIENCE, PILANI (RAJASTHAN)</text:p>
      <text:p text:style-name="P4">CS F422 – Parallel Computing</text:p>
      <text:p text:style-name="P4">Lab#2</text:p>
      <text:p text:style-name="P1"/>
      <text:p text:style-name="P2"/>
      <text:p text:style-name="P6"><text:span text:style-name="T3">Note: Please use programs under </text:span><text:span text:style-name="T4">Code_lab</text:span><text:span text:style-name="T5">2</text:span><text:span text:style-name="T3"> directory supplied with this sheet. Do not copy from this sheet.</text:span></text:p>
      <text:p text:style-name="P7"/>
      <text:p text:style-name="P7">The lab has the following objectives:</text:p>
      <text:p text:style-name="P7">Giving practice programs for OpenMP and OpenCilk.</text:p>
      <text:p text:style-name="P2"/>
      <text:p text:style-name="P2">Compiling and Running an OpenMP Program</text:p>
      <text:p text:style-name="P3"><text:s/></text:p>
      <text:list xml:id="list73484996" text:style-name="L1">
        <text:list-item>
          <text:p text:style-name="P26">#include &lt;omp.h&gt;</text:p>
        </text:list-item>
        <text:list-item>
          <text:p text:style-name="P26">#include &lt;stdio.h&gt;</text:p>
        </text:list-item>
        <text:list-item>
          <text:p text:style-name="P26"/>
        </text:list-item>
        <text:list-item>
          <text:p text:style-name="P26">int main(int argc, char* argv[]) {</text:p>
        </text:list-item>
        <text:list-item>
          <text:p text:style-name="P26"><text:s text:c="4"/>printf("Hello World\n");</text:p>
        </text:list-item>
        <text:list-item>
          <text:p text:style-name="P26"><text:s text:c="4"/>printf("No. of parallel process possible: %d\n", omp_get_num_procs());</text:p>
        </text:list-item>
        <text:list-item>
          <text:p text:style-name="P26">#pragma omp parallel </text:p>
        </text:list-item>
        <text:list-item>
          <text:p text:style-name="P26"><text:s text:c="4"/>{</text:p>
        </text:list-item>
        <text:list-item>
          <text:p text:style-name="P26"><text:s text:c="8"/>// printf("I am a parallel region.\n");</text:p>
        </text:list-item>
        <text:list-item>
          <text:p text:style-name="P26"><text:s text:c="8"/>printf("Hi I'm parallel process no. : %d\n", omp_get_thread_num());</text:p>
        </text:list-item>
        <text:list-item>
          <text:p text:style-name="P26"><text:s text:c="4"/>}</text:p>
        </text:list-item>
        <text:list-item>
          <text:p text:style-name="P26"><text:s text:c="4"/>return 0;</text:p>
        </text:list-item>
        <text:list-item>
          <text:p text:style-name="P26">}</text:p>
        </text:list-item>
      </text:list>
      <text:p text:style-name="P2"/>
      <text:p text:style-name="P12">Q?</text:p>
      <text:list xml:id="list1208466205" text:style-name="WW8Num6">
        <text:list-item>
          <text:p text:style-name="P15"><text:span text:style-name="T7">Run the program with `</text:span><text:span text:style-name="T8">gcc openmp_create.c -fopenmp</text:span><text:span text:style-name="T7">`. </text:span>How is the program deciding the number of parallel processes?</text:p>
        </text:list-item>
        <text:list-item>
          <text:p text:style-name="P15">Find out if it’s possible to change the number of available parallel processes for the program.</text:p>
        </text:list-item>
      </text:list>
      <text:p text:style-name="P8"/>
      <text:p text:style-name="P5"><text:soft-page-break/></text:p>
      <text:p text:style-name="P35">Monitoring an OpenMP Program</text:p>
      <text:p text:style-name="P35"/>
      <text:list xml:id="list2386950688" text:style-name="L2">
        <text:list-item>
          <text:p text:style-name="P34">#include &lt;omp.h&gt;</text:p>
        </text:list-item>
        <text:list-item>
          <text:p text:style-name="P34">#include &lt;stdio.h&gt;</text:p>
        </text:list-item>
        <text:list-item>
          <text:p text:style-name="P34"/>
        </text:list-item>
        <text:list-item>
          <text:p text:style-name="P34">long fib(int n) {</text:p>
        </text:list-item>
        <text:list-item>
          <text:p text:style-name="P34"><text:s text:c="4"/>return (n &lt; 2 ? 1 : fib(n - 1) + fib(n - 2));</text:p>
        </text:list-item>
        <text:list-item>
          <text:p text:style-name="P34">}</text:p>
        </text:list-item>
        <text:list-item>
          <text:p text:style-name="P34"/>
        </text:list-item>
        <text:list-item>
          <text:p text:style-name="P34">int main(int argc, char* argv[]) {</text:p>
        </text:list-item>
        <text:list-item>
          <text:p text:style-name="P34"><text:s text:c="4"/>int n = 42;</text:p>
        </text:list-item>
        <text:list-item>
          <text:p text:style-name="P34">#pragma omp parallel </text:p>
        </text:list-item>
        <text:list-item>
          <text:p text:style-name="P34"><text:s text:c="4"/>{</text:p>
        </text:list-item>
        <text:list-item>
          <text:p text:style-name="P34"><text:s text:c="8"/>int t = omp_get_thread_num();</text:p>
        </text:list-item>
        <text:list-item>
          <text:p text:style-name="P34"><text:s text:c="8"/>printf("%d: %ld\n", t, fib(n + t));</text:p>
        </text:list-item>
        <text:list-item>
          <text:p text:style-name="P34"><text:s text:c="4"/>}</text:p>
        </text:list-item>
        <text:list-item>
          <text:p text:style-name="P34"><text:s text:c="4"/>return 0;</text:p>
        </text:list-item>
        <text:list-item>
          <text:p text:style-name="P34">}</text:p>
        </text:list-item>
      </text:list>
      <text:p text:style-name="P12"/>
      <text:p text:style-name="P12">Q?</text:p>
      <text:list xml:id="list2672295942" text:style-name="WW8Num7">
        <text:list-item>
          <text:p text:style-name="P19">Run the program with `<text:span text:style-name="T9">env OMP_NUM_THREADS=8 time ./a.out</text:span>`.</text:p>
        </text:list-item>
        <text:list-item>
          <text:p text:style-name="P24"><text:span text:style-name="T1">Real time means the actual or “wall-clock” time taken. </text:span><text:span text:style-name="T2">The user time is the time taken together for all logical cores to run their respective program. Compare the two numbers. Why is one bigger than the other? Is it expected to be this way?</text:span></text:p>
        </text:list-item>
      </text:list>
      <text:p text:style-name="P10"/>
      <text:p text:style-name="P10"/>
      <text:p text:style-name="P2">Parallelization of Loops</text:p>
      <text:p text:style-name="P2"/>
      <text:list xml:id="list2784817838" text:style-name="L6">
        <text:list-item>
          <text:p text:style-name="P28">#include &lt;omp.h&gt;</text:p>
        </text:list-item>
        <text:list-item>
          <text:p text:style-name="P28">#include &lt;stdio.h&gt;</text:p>
        </text:list-item>
        <text:list-item>
          <text:p text:style-name="P28"/>
        </text:list-item>
        <text:list-item>
          <text:p text:style-name="P28">int main(int argc, char* argv[]) {</text:p>
        </text:list-item>
        <text:list-item>
          <text:p text:style-name="P28"><text:s text:c="4"/>int max;</text:p>
        </text:list-item>
        <text:list-item>
          <text:p text:style-name="P28"><text:s text:c="4"/>sscanf(argv[1], "%d", &amp;max);</text:p>
        </text:list-item>
        <text:list-item>
          <text:p text:style-name="P28">#pragma omp parallel for</text:p>
        </text:list-item>
        <text:list-item>
          <text:p text:style-name="P28"><text:s text:c="4"/>for (int i = 1; i &lt;= max; i++)</text:p>
        </text:list-item>
        <text:list-item>
          <text:p text:style-name="P28"><text:s text:c="8"/>printf("%d : (%d ,%d)\n ", omp_get_thread_num(), i);</text:p>
        </text:list-item>
        <text:list-item>
          <text:p text:style-name="P28"><text:s text:c="4"/>return 0;</text:p>
        </text:list-item>
        <text:list-item>
          <text:p text:style-name="P28">}</text:p>
        </text:list-item>
      </text:list>
      <text:p text:style-name="P12"><text:soft-page-break/>Q?</text:p>
      <text:list xml:id="list4263294404" text:style-name="WW8Num13">
        <text:list-item>
          <text:p text:style-name="P16">Run the above program <text:span text:style-name="T11">with </text:span><text:span text:style-name="T10">`./a.out 10`</text:span>.</text:p>
        </text:list-item>
        <text:list-item>
          <text:p text:style-name="P20">Try to create a nested loop by adding a j sequence from 1 to max. Run it a few times. Based on your output, try to understand how OpenMP is parallelizing this loop.</text:p>
        </text:list-item>
        <text:list-item>
          <text:p text:style-name="P21">How can you convert the nested loop into parallelizing all printf statements?</text:p>
        </text:list-item>
      </text:list>
      <text:p text:style-name="P2"/>
      <text:p text:style-name="P2"/>
      <text:p text:style-name="P2">OpenMP: nested parallelism</text:p>
      <text:p text:style-name="P2"/>
      <text:list xml:id="list881403574" text:style-name="L9">
        <text:list-item>
          <text:p text:style-name="P31">#include &lt;omp.h&gt;</text:p>
        </text:list-item>
        <text:list-item>
          <text:p text:style-name="P31">#include &lt;stdio.h&gt;</text:p>
        </text:list-item>
        <text:list-item>
          <text:p text:style-name="P31">#include &lt;stdlib.h&gt;</text:p>
        </text:list-item>
        <text:list-item>
          <text:p text:style-name="P31"/>
        </text:list-item>
        <text:list-item>
          <text:p text:style-name="P31">#define N 3</text:p>
        </text:list-item>
        <text:list-item>
          <text:p text:style-name="P31">#define MAX_NUM 10</text:p>
        </text:list-item>
        <text:list-item>
          <text:p text:style-name="P31"/>
        </text:list-item>
        <text:list-item>
          <text:p text:style-name="P31">void mtxMul(int c[][N], int a[][N], int b[][N], int n) {</text:p>
        </text:list-item>
        <text:list-item>
          <text:p text:style-name="P31">#pragma omp parallel for collapse(2)</text:p>
        </text:list-item>
        <text:list-item>
          <text:p text:style-name="P31"><text:s text:c="4"/>for (int i = 0; i &lt; n; i++)</text:p>
        </text:list-item>
        <text:list-item>
          <text:p text:style-name="P31"><text:s text:c="8"/>for (int j = 0; j &lt; n; j++) {</text:p>
        </text:list-item>
        <text:list-item>
          <text:p text:style-name="P31"><text:s text:c="12"/>c[i][j] = 0;</text:p>
        </text:list-item>
        <text:list-item>
          <text:p text:style-name="P31"><text:s text:c="12"/>for (int k = 0; k &lt; n; k++)</text:p>
        </text:list-item>
        <text:list-item>
          <text:p text:style-name="P31"><text:s text:c="16"/>c[i][j] += a[i][k] * b[k][j];</text:p>
        </text:list-item>
        <text:list-item>
          <text:p text:style-name="P31"><text:s text:c="8"/>}</text:p>
        </text:list-item>
        <text:list-item>
          <text:p text:style-name="P31"><text:s text:c="4"/>return;</text:p>
        </text:list-item>
        <text:list-item>
          <text:p text:style-name="P31">}</text:p>
        </text:list-item>
        <text:list-item>
          <text:p text:style-name="P31"/>
        </text:list-item>
        <text:list-item>
          <text:p text:style-name="P31">void display(int result[][N], int n) {</text:p>
        </text:list-item>
        <text:list-item>
          <text:p text:style-name="P31"><text:s text:c="4"/>printf("\nOutput Matrix:\n");</text:p>
        </text:list-item>
        <text:list-item>
          <text:p text:style-name="P31"><text:s text:c="4"/>for (int i = 0; i &lt; n; ++i) {</text:p>
        </text:list-item>
        <text:list-item>
          <text:p text:style-name="P31"><text:s text:c="8"/>for (int j = 0; j &lt; n; ++j) {</text:p>
        </text:list-item>
        <text:list-item>
          <text:p text:style-name="P31"><text:s text:c="12"/>printf("%d <text:s/>", result[i][j]);</text:p>
        </text:list-item>
        <text:list-item>
          <text:p text:style-name="P31"><text:s text:c="12"/>if (j == n - 1)</text:p>
        </text:list-item>
        <text:list-item>
          <text:p text:style-name="P31"><text:s text:c="16"/>printf("\n");</text:p>
        </text:list-item>
        <text:list-item>
          <text:p text:style-name="P31"><text:s text:c="8"/>}</text:p>
        </text:list-item>
        <text:list-item>
          <text:p text:style-name="P31"><text:s text:c="4"/>}</text:p>
        </text:list-item>
        <text:list-item>
          <text:p text:style-name="P31">}</text:p>
        </text:list-item>
        <text:list-item>
          <text:p text:style-name="P31"/>
        </text:list-item>
        <text:list-item>
          <text:p text:style-name="P31">int main(int argc, char* argv[]) {</text:p>
        </text:list-item>
        <text:list-item>
          <text:p text:style-name="P31"><text:s text:c="4"/>int arr1[N][N], arr2[N][N], mult[N][N];</text:p>
        </text:list-item>
        <text:list-item>
          <text:p text:style-name="P31"><text:s text:c="4"/>for (int i = 0; i &lt; N; ++i) {</text:p>
        </text:list-item>
        <text:list-item>
          <text:p text:style-name="P31"><text:s text:c="8"/>for (int j = 0; j &lt; N; ++j) {</text:p>
        </text:list-item>
        <text:list-item>
          <text:p text:style-name="P31"><text:s text:c="12"/>arr1[i][j] = rand() % MAX_NUM;</text:p>
        </text:list-item>
        <text:list-item>
          <text:p text:style-name="P31"><text:s text:c="12"/>arr2[i][j] = rand() % MAX_NUM;</text:p>
        </text:list-item>
        <text:list-item>
          <text:p text:style-name="P31"><text:s text:c="8"/>}</text:p>
        </text:list-item>
        <text:list-item>
          <text:p text:style-name="P31"><text:soft-page-break/><text:s text:c="4"/>}</text:p>
        </text:list-item>
        <text:list-item>
          <text:p text:style-name="P31"><text:s text:c="4"/>mtxMul(mult, arr1, arr2, N);</text:p>
        </text:list-item>
        <text:list-item>
          <text:p text:style-name="P31"><text:s text:c="4"/>display(arr1, N);</text:p>
        </text:list-item>
        <text:list-item>
          <text:p text:style-name="P31"><text:s text:c="4"/>display(arr2, N);</text:p>
        </text:list-item>
        <text:list-item>
          <text:p text:style-name="P31"><text:s text:c="4"/>display(mult, N);</text:p>
        </text:list-item>
        <text:list-item>
          <text:p text:style-name="P31"><text:s text:c="4"/>return 0;</text:p>
        </text:list-item>
        <text:list-item>
          <text:p text:style-name="P31">}</text:p>
        </text:list-item>
      </text:list>
      <text:p text:style-name="P12">Q?</text:p>
      <text:list xml:id="list1758634790" text:style-name="WW8Num14">
        <text:list-item>
          <text:p text:style-name="P17">Run the above program. <text:span text:style-name="T16">Change the size N to a bigger </text:span><text:span text:style-name="T17">value (~500)</text:span><text:span text:style-name="T16">.</text:span></text:p>
        </text:list-item>
        <text:list-item>
          <text:p text:style-name="P23">Now remove the pragma line at Line 9. Observe the difference in time taken.</text:p>
        </text:list-item>
      </text:list>
      <text:p text:style-name="P5"><text:line-break/></text:p>
      <text:p text:style-name="P2">Combining the Results of Parallel Iterations</text:p>
      <text:p text:style-name="P2"/>
      <text:list xml:id="list2349001322" text:style-name="L10">
        <text:list-item>
          <text:p text:style-name="P32">#include &lt;omp.h&gt;</text:p>
        </text:list-item>
        <text:list-item>
          <text:p text:style-name="P32">#include &lt;stdio.h&gt;</text:p>
        </text:list-item>
        <text:list-item>
          <text:p text:style-name="P32"/>
        </text:list-item>
        <text:list-item>
          <text:p text:style-name="P32">int main(int argc, char* argv[]) {</text:p>
        </text:list-item>
        <text:list-item>
          <text:p text:style-name="P32"><text:s text:c="4"/>int max, sum = 0;</text:p>
        </text:list-item>
        <text:list-item>
          <text:p text:style-name="P32"><text:s text:c="4"/>sscanf(argv[1], "%d", &amp;max);</text:p>
        </text:list-item>
        <text:list-item>
          <text:p text:style-name="P32">#pragma omp parallel for</text:p>
        </text:list-item>
        <text:list-item>
          <text:p text:style-name="P32"><text:s text:c="4"/>for (int i = 1; i &lt;= max; i++)</text:p>
        </text:list-item>
        <text:list-item>
          <text:p text:style-name="P32">#pragma omp atomic</text:p>
        </text:list-item>
        <text:list-item>
          <text:p text:style-name="P32"><text:s text:c="8"/>sum += i;</text:p>
        </text:list-item>
        <text:list-item>
          <text:p text:style-name="P32"><text:s text:c="4"/>printf("%d\n", sum);</text:p>
        </text:list-item>
        <text:list-item>
          <text:p text:style-name="P32"><text:s text:c="4"/>return 0;</text:p>
        </text:list-item>
        <text:list-item>
          <text:p text:style-name="P32">}</text:p>
        </text:list-item>
      </text:list>
      <text:p text:style-name="P12">Q?</text:p>
      <text:list xml:id="list4250559351" text:style-name="WW8Num12">
        <text:list-item>
          <text:p text:style-name="P18">Run the above program <text:span text:style-name="T10">`./a.out 1000000`</text:span>.</text:p>
        </text:list-item>
        <text:list-item>
          <text:p text:style-name="P22">Observe how faster this is compared to critical sections (below).</text:p>
        </text:list-item>
      </text:list>
      <text:p text:style-name="P9"/>
      <text:p text:style-name="P2">OpenMP: critical sections</text:p>
      <text:p text:style-name="P2"/>
      <text:list xml:id="list858157209" text:style-name="L7">
        <text:list-item>
          <text:p text:style-name="P29">#include &lt;omp.h&gt;</text:p>
        </text:list-item>
        <text:list-item>
          <text:p text:style-name="P29">#include &lt;stdio.h&gt;</text:p>
        </text:list-item>
        <text:list-item>
          <text:p text:style-name="P29"/>
        </text:list-item>
        <text:list-item>
          <text:p text:style-name="P29">int main(int argc, char* argv[]) {</text:p>
        </text:list-item>
        <text:list-item>
          <text:p text:style-name="P29"><text:s text:c="4"/>int max, sum = 0;</text:p>
        </text:list-item>
        <text:list-item>
          <text:p text:style-name="P29"><text:s text:c="4"/>sscanf(argv[1], "%d", &amp;max);</text:p>
        </text:list-item>
        <text:list-item>
          <text:p text:style-name="P29">#pragma omp parallel for</text:p>
        </text:list-item>
        <text:list-item>
          <text:p text:style-name="P29"><text:s text:c="4"/>for (int i = 1; i &lt;= max; i++)</text:p>
        </text:list-item>
        <text:list-item>
          <text:p text:style-name="P29">#pragma omp critical</text:p>
        </text:list-item>
        <text:list-item>
          <text:p text:style-name="P29"><text:soft-page-break/><text:s text:c="8"/>sum += i;</text:p>
        </text:list-item>
        <text:list-item>
          <text:p text:style-name="P29"><text:s text:c="4"/>printf("%d\n", sum);</text:p>
        </text:list-item>
        <text:list-item>
          <text:p text:style-name="P29"><text:s text:c="4"/>return 0;</text:p>
        </text:list-item>
        <text:list-item>
          <text:p text:style-name="P29">}</text:p>
        </text:list-item>
      </text:list>
      <text:p text:style-name="P44">Q?</text:p>
      <text:list xml:id="list3293418899" text:style-name="L3">
        <text:list-item>
          <text:p text:style-name="P37"><text:span text:style-name="T12">Run the above program </text:span><text:span text:style-name="T13">`./a.out 1000000`</text:span><text:span text:style-name="T12">.</text:span></text:p>
        </text:list-item>
        <text:list-item>
          <text:p text:style-name="P41"><text:span text:style-name="T12">Try removing the </text:span><text:span text:style-name="T6">#pragma omp critical</text:span><text:span text:style-name="T12">. Do you observe any unexpected output? Why is this?</text:span></text:p>
        </text:list-item>
      </text:list>
      <text:p text:style-name="P25"/>
      <text:p text:style-name="P2">Distributing Iterations Among Thread</text:p>
      <text:p text:style-name="P2"/>
      <text:list xml:id="list2182608635" text:style-name="L8">
        <text:list-item>
          <text:p text:style-name="P30">#include &lt;omp.h&gt;</text:p>
        </text:list-item>
        <text:list-item>
          <text:p text:style-name="P30">#include &lt;stdio.h&gt;</text:p>
        </text:list-item>
        <text:list-item>
          <text:p text:style-name="P30">#include &lt;unistd.h&gt;</text:p>
        </text:list-item>
        <text:list-item>
          <text:p text:style-name="P30"/>
        </text:list-item>
        <text:list-item>
          <text:p text:style-name="P30">int main(int argc, char* argv[]) {</text:p>
        </text:list-item>
        <text:list-item>
          <text:p text:style-name="P30"><text:s text:c="4"/>long int max, sum = 0;</text:p>
        </text:list-item>
        <text:list-item>
          <text:p text:style-name="P30"><text:s text:c="4"/>sscanf(argv[1], "%ld", &amp;max);</text:p>
        </text:list-item>
        <text:list-item>
          <text:p text:style-name="P30">#pragma omp parallel for reduction (+:sum) schedule(runtime)</text:p>
        </text:list-item>
        <text:list-item>
          <text:p text:style-name="P30"><text:s text:c="4"/>for (int i = 1; i &lt;= max; i++) {</text:p>
        </text:list-item>
        <text:list-item>
          <text:p text:style-name="P30"><text:s text:c="8"/>printf("%2d @ %d\n", i, omp_get_thread_num());</text:p>
        </text:list-item>
        <text:list-item>
          <text:p text:style-name="P30"><text:s text:c="8"/>sleep(i &lt; 4 ? i + 1 : 1);</text:p>
        </text:list-item>
        <text:list-item>
          <text:p text:style-name="P30"><text:s text:c="8"/>sum += i;</text:p>
        </text:list-item>
        <text:list-item>
          <text:p text:style-name="P30"><text:s text:c="4"/>}</text:p>
        </text:list-item>
        <text:list-item>
          <text:p text:style-name="P30"><text:s text:c="4"/>printf("%ld\n", sum);</text:p>
        </text:list-item>
        <text:list-item>
          <text:p text:style-name="P30"><text:s text:c="4"/>return 0;</text:p>
        </text:list-item>
        <text:list-item>
          <text:p text:style-name="P30">}</text:p>
        </text:list-item>
      </text:list>
      <text:p text:style-name="P44">Q?</text:p>
      <text:list xml:id="list1051959478" text:style-name="L4">
        <text:list-item>
          <text:p text:style-name="P38"><text:span text:style-name="T12">Run the above program </text:span><text:span text:style-name="T13">`</text:span><text:span text:style-name="T14">env OMP_SCHEDULE=static .</text:span><text:span text:style-name="T13">/a.out 10`</text:span><text:span text:style-name="T12">.</text:span></text:p>
        </text:list-item>
        <text:list-item>
          <text:p text:style-name="P42"><text:span text:style-name="T12">Change OMP_SCHEDULE to dynamic and see the difference in output.</text:span></text:p>
        </text:list-item>
        <text:list-item>
          <text:p text:style-name="P42"><text:span text:style-name="T12">Specify the chunk size for schedule in Line 8.</text:span></text:p>
        </text:list-item>
      </text:list>
      <text:p text:style-name="P25"/>
      <text:p text:style-name="P2">Parallel Tasks</text:p>
      <text:p text:style-name="P2"/>
      <text:list xml:id="list2778455680" text:style-name="L11">
        <text:list-item>
          <text:p text:style-name="P33">#include &lt;omp.h&gt;</text:p>
        </text:list-item>
        <text:list-item>
          <text:p text:style-name="P33">#include &lt;stdio.h&gt;</text:p>
        </text:list-item>
        <text:list-item>
          <text:p text:style-name="P33"/>
        </text:list-item>
        <text:list-item>
          <text:p text:style-name="P33">int main(int argc, char* argv[]) {</text:p>
        </text:list-item>
        <text:list-item>
          <text:p text:style-name="P33"><text:s text:c="4"/>int max;</text:p>
        </text:list-item>
        <text:list-item>
          <text:p text:style-name="P33"><text:s text:c="4"/>sscanf(argv[1], "%d", &amp;max);</text:p>
        </text:list-item>
        <text:list-item>
          <text:p text:style-name="P33"><text:s text:c="4"/>int tasks;</text:p>
        </text:list-item>
        <text:list-item>
          <text:p text:style-name="P33"><text:s text:c="4"/>sscanf(argv[2], "%d", &amp;tasks);</text:p>
        </text:list-item>
        <text:list-item>
          <text:p text:style-name="P33"><text:soft-page-break/></text:p>
        </text:list-item>
        <text:list-item>
          <text:p text:style-name="P33"><text:s text:c="4"/>if (max % tasks != 0) return 1;</text:p>
        </text:list-item>
        <text:list-item>
          <text:p text:style-name="P33"><text:s text:c="4"/>int sum = 0;</text:p>
        </text:list-item>
        <text:list-item>
          <text:p text:style-name="P33"/>
        </text:list-item>
        <text:list-item>
          <text:p text:style-name="P33">#pragma omp parallel</text:p>
        </text:list-item>
        <text:list-item>
          <text:p text:style-name="P33"><text:s text:c="4"/>{</text:p>
        </text:list-item>
        <text:list-item>
          <text:p text:style-name="P33">#pragma omp single</text:p>
        </text:list-item>
        <text:list-item>
          <text:p text:style-name="P33"><text:s text:c="8"/>for (int t = 0; t &lt; tasks;++t) {</text:p>
        </text:list-item>
        <text:list-item>
          <text:p text:style-name="P33">#pragma omp task</text:p>
        </text:list-item>
        <text:list-item>
          <text:p text:style-name="P33"><text:s text:c="12"/>{</text:p>
        </text:list-item>
        <text:list-item>
          <text:p text:style-name="P33"><text:s text:c="16"/>int local_sum = 0;</text:p>
        </text:list-item>
        <text:list-item>
          <text:p text:style-name="P33"><text:s text:c="16"/>int lo = (max / tasks) * (t + 0) + 1;</text:p>
        </text:list-item>
        <text:list-item>
          <text:p text:style-name="P33"><text:s text:c="16"/>int hi = (max / tasks) * (t + 1) + 0;</text:p>
        </text:list-item>
        <text:list-item>
          <text:p text:style-name="P33"><text:s text:c="16"/>for (int i = lo;i &lt;= hi;++i) {</text:p>
        </text:list-item>
        <text:list-item>
          <text:p text:style-name="P33"><text:s text:c="20"/>local_sum += i;</text:p>
        </text:list-item>
        <text:list-item>
          <text:p text:style-name="P33"><text:s text:c="16"/>}</text:p>
        </text:list-item>
        <text:list-item>
          <text:p text:style-name="P33">#pragma omp atomic</text:p>
        </text:list-item>
        <text:list-item>
          <text:p text:style-name="P33"><text:s text:c="16"/>sum += local_sum;</text:p>
        </text:list-item>
        <text:list-item>
          <text:p text:style-name="P33"><text:s text:c="12"/>}</text:p>
        </text:list-item>
        <text:list-item>
          <text:p text:style-name="P33"><text:s text:c="8"/>}</text:p>
        </text:list-item>
        <text:list-item>
          <text:p text:style-name="P33"><text:s text:c="4"/>}</text:p>
        </text:list-item>
        <text:list-item>
          <text:p text:style-name="P33"><text:s text:c="4"/>printf("%d\n", sum);</text:p>
        </text:list-item>
        <text:list-item>
          <text:p text:style-name="P33"><text:s text:c="4"/>return 0;</text:p>
        </text:list-item>
        <text:list-item>
          <text:p text:style-name="P33">}</text:p>
        </text:list-item>
      </text:list>
      <text:p text:style-name="P44">Q?</text:p>
      <text:list xml:id="list863427502" text:style-name="L5">
        <text:list-item>
          <text:p text:style-name="P39"><text:span text:style-name="T12">Run the above program </text:span><text:span text:style-name="T13">`</text:span><text:span text:style-name="T14">.</text:span><text:span text:style-name="T13">/a.out 10</text:span><text:span text:style-name="T15">000 10</text:span><text:span text:style-name="T13">`</text:span><text:span text:style-name="T12">.</text:span></text:p>
        </text:list-item>
        <text:list-item>
          <text:p text:style-name="P43"><text:span text:style-name="T12">Observe how the program is divided into independent tasks, in contrast to parallelizing loops so far.</text:span></text:p>
        </text:list-item>
      </text:list>
      <text:p text:style-name="P40"><text:span text:style-name="T12"/></text:p>
      <text:p text:style-name="P40"><text:span text:style-name="T12"/></text:p>
      <text:p text:style-name="P11">End of lab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Narrow" svg:font-family="'Arial Narrow'" style:font-family-generic="swiss" style:font-pitch="variable"/>
    <style:font-face style:name="Book Antiqua" svg:font-family="'Book Antiqua'" style:font-family-generic="roman" style:font-pitch="variable"/>
    <style:font-face style:name="Century" svg:font-family="Century" style:font-family-generic="roman" style:font-pitch="variable"/>
    <style:font-face style:name="Comic Sans MS" svg:font-family="'Comic Sans MS'" style:font-family-generic="script" style:font-pitch="variable"/>
    <style:font-face style:name="Courier New" svg:font-family="'Courier New'" style:font-family-generic="modern"/>
    <style:font-face style:name="DejaVu Sans" svg:font-family="'DejaVu Sans', 'Times New 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Droid Sans Mono" svg:font-family="'Droid Sans Mono', monospace, monospace"/>
    <style:font-face style:name="FreeSans" svg:font-family="FreeSans, 'Times New Roman'" style:font-pitch="variable"/>
    <style:font-face style:name="Hack" svg:font-family="Hack" style:font-pitch="fixed"/>
    <style:font-face style:name="Latin Modern Sans" svg:font-family="'Latin Modern Sans'"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CJK SC Regular" svg:font-family="'Noto Sans CJK SC Regular'"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IN"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DejaVu Sans" style:font-family-asian="'DejaVu Sans', 'Times New Roman'" style:font-pitch-asian="variable" style:font-size-asian="12pt" style:language-asian="zh" style:country-asian="CN" style:font-name-complex="Liberation Serif1" style:font-family-complex="'Liberation Serif', '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Regular" style:font-family-asian="'Noto Sans CJK SC Regular'" style:font-pitch-asian="variable" style:font-size-asian="14pt" style:font-name-complex="FreeSans" style:font-family-complex="FreeSans, 'Times New Roman'"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language="none" fo:country="none"/>
    </style:style>
    <style:style style:name="List" style:family="paragraph" style:parent-style-name="Text_20_body" style:class="list">
      <style:text-properties style:font-name-complex="FreeSans" style:font-family-complex="FreeSans, 'Times New 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Times New Roman'" style:font-pitch-complex="variable"/>
    </style:style>
    <style:style style:name="HTML_20_Preformatted" style:display-name="HTML Preformatted" style:family="paragraph" style:parent-style-name="Standard">
      <style:paragraph-properties fo:orphans="2" fo:widows="2"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fo:language="none" fo:country="none" style:letter-kerning="true"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fo:hyphenate="true" fo:hyphenation-remain-char-count="2" fo:hyphenation-push-char-count="2" loext:hyphenation-no-caps="false"/>
    </style:style>
    <style:style style:name="WW8Num1z0" style:family="text">
      <style:text-properties style:font-name="Century" fo:font-family="Century" style:font-family-generic="roman" style:font-pitch="variable" style:font-name-complex="Century" style:font-family-complex="Century" style:font-family-generic-complex="roman" style:font-pitch-complex="variable"/>
    </style:style>
    <style:style style:name="WW8Num2z0" style:family="text">
      <style:text-properties style:font-name="Book Antiqua" fo:font-family="'Book Antiqua'" style:font-family-generic="roman" style:font-pitch="variable" fo:font-size="11pt" fo:font-style="normal" fo:font-weight="bold" style:font-size-asian="11pt" style:font-style-asian="normal" style:font-weight-asian="bold" style:font-name-complex="Book Antiqua" style:font-family-complex="'Book Antiqua'" style:font-family-generic-complex="roman" style:font-pitch-complex="variable" style:font-size-complex="11pt"/>
    </style:style>
    <style:style style:name="WW8Num3z0" style:family="text">
      <style:text-properties fo:color="#00000a" loext:opacity="100%" style:font-name="Book Antiqua" fo:font-family="'Book Antiqua'" style:font-family-generic="roman" style:font-pitch="variable" fo:font-weight="bold" style:font-weight-asian="bold" style:font-name-complex="Book Antiqua" style:font-family-complex="'Book Antiqua'" style:font-family-generic-complex="roman" style:font-pitch-complex="variabl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size="11pt" fo:font-style="normal" fo:font-weight="bold" style:font-size-asian="11pt" style:font-style-asian="normal" style:font-weight-asian="bold" style:font-name-complex="Times New Roman" style:font-family-complex="'Times New Roman'" style:font-family-generic-complex="roman" style:font-pitch-complex="variable" style:font-size-complex="11pt"/>
    </style:style>
    <style:style style:name="WW8Num4z1" style:family="text">
      <style:text-properties style:font-name-complex="Times New Roman" style:font-family-complex="'Times New Roman'" style:font-family-generic-complex="roman" style:font-pitch-complex="variable"/>
    </style:style>
    <style:style style:name="WW8Num5z0" style:family="text">
      <style:text-properties style:font-name="Book Antiqua" fo:font-family="'Book Antiqua'" style:font-family-generic="roman" style:font-pitch="variable" fo:font-size="11pt" fo:font-style="normal" fo:font-weight="bold" style:font-size-asian="11pt" style:font-style-asian="normal" style:font-weight-asian="bold" style:font-name-complex="Times New Roman" style:font-family-complex="'Times New Roman'" style:font-family-generic-complex="roman" style:font-pitch-complex="variable" style:font-size-complex="11pt"/>
    </style:style>
    <style:style style:name="WW8Num5z1" style:family="text">
      <style:text-properties style:font-name-complex="Times New Roman" style:font-family-complex="'Times New Roman'" style:font-family-generic-complex="roman"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Century" fo:font-family="Century" style:font-family-generic="roman" style:font-pitch="variable" style:font-name-complex="Century" style:font-family-complex="Century" style:font-family-generic-complex="roman" style:font-pitch-complex="variable"/>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entury" fo:font-family="Century" style:font-family-generic="roman" style:font-pitch="variable" style:font-name-complex="Century" style:font-family-complex="Century"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entury" fo:font-family="Century" style:font-family-generic="roman" style:font-pitch="variable" style:font-name-complex="Century" style:font-family-complex="Century" style:font-family-generic-complex="roman"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Century" fo:font-family="Century" style:font-family-generic="roman" style:font-pitch="variable" style:font-name-complex="Century" style:font-family-complex="Century" style:font-family-generic-complex="roman"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Century" fo:font-family="Century" style:font-family-generic="roman" style:font-pitch="variable" style:font-name-complex="Century" style:font-family-complex="Century" style:font-family-generic-complex="roman"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Default_20_Paragraph_20_Font" style:display-name="Default Paragraph Font"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Century" fo:font-family="Century" style:font-family-generic="roman" style:font-pitch="variable" style:font-name-complex="Century" style:font-family-complex="Century" style:font-family-generic-complex="roman" style:font-pitch-complex="variable"/>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Default_20_Paragraph_20_Font" style:display-name="WW-Default Paragraph Font" style:family="text"/>
    <style:style style:name="HTML_20_Typewriter" style:display-name="HTML Typewriter"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Body_20_Text_20_Char" style:display-name="Body Text Char" style:family="text">
      <style:text-properties style:font-name="Liberation Serif1" fo:font-family="'Liberation Serif', 'Times New Roman'" style:font-family-generic="roman" style:font-pitch="variable" fo:font-size="12pt" style:letter-kerning="true" style:font-name-asian="DejaVu Sans" style:font-family-asian="'DejaVu Sans', 'Times New Roman'" style:font-pitch-asian="variable" style:font-size-asian="12pt" style:font-name-complex="Times New Roman" style:font-family-complex="'Times New Roman'" style:font-family-generic-complex="roman" style:font-pitch-complex="variable" style:font-size-complex="12pt"/>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HTML_20_Preformatted_20_Char" style:display-name="HTML Preformatted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kwrd" style:family="text"/>
    <style:style style:name="str" style:family="text"/>
    <style:style style:name="rem" style:family="text"/>
    <style:style style:name="ListLabel_20_46" style:display-name="ListLabel 46" style:family="text">
      <style:text-properties fo:color="#00000a" loext:opacity="100%" style:font-name="Book Antiqua" fo:font-family="'Book Antiqua'" style:font-family-generic="roman" style:font-pitch="variable" fo:font-weight="bold" style:font-weight-asian="bold" style:font-name-complex="Book Antiqua" style:font-family-complex="'Book Antiqua'" style:font-family-generic-complex="roman" style:font-pitch-complex="variable"/>
    </style:style>
    <style:style style:name="ListLabel_20_67" style:display-name="ListLabel 67" style:family="text">
      <style:text-properties style:font-name="Verdana" fo:font-family="Verdana" style:font-family-generic="swiss" style:font-pitch="variable" fo:font-size="12pt" fo:font-weight="bold" style:font-size-asian="12pt" style:font-weight-asian="bold" style:font-name-complex="Verdana" style:font-family-complex="Verdana" style:font-family-generic-complex="swiss" style:font-pitch-complex="variable"/>
    </style:style>
    <style:style style:name="ListLabel_20_57" style:display-name="ListLabel 57" style:family="text">
      <style:text-properties fo:font-size="11pt" fo:font-style="normal" fo:font-weight="bold" style:font-size-asian="11pt" style:font-style-asian="normal" style:font-weight-asian="bold" style:font-name-complex="Times New Roman" style:font-family-complex="'Times New Roman'" style:font-family-generic-complex="roman" style:font-pitch-complex="variable" style:font-size-complex="11pt"/>
    </style:style>
    <style:style style:name="ListLabel_20_58" style:display-name="ListLabel 58" style:family="text">
      <style:text-properties style:font-name-complex="Times New Roman" style:font-family-complex="'Times New Roman'" style:font-family-generic-complex="roman" style:font-pitch-complex="variable"/>
    </style:style>
    <style:style style:name="ListLabel_20_59" style:display-name="ListLabel 59" style:family="text">
      <style:text-properties style:font-name-complex="Times New Roman" style:font-family-complex="'Times New Roman'" style:font-family-generic-complex="roman" style:font-pitch-complex="variable"/>
    </style:style>
    <style:style style:name="ListLabel_20_60" style:display-name="ListLabel 60" style:family="text">
      <style:text-properties style:font-name-complex="Times New Roman" style:font-family-complex="'Times New Roman'" style:font-family-generic-complex="roman" style:font-pitch-complex="variable"/>
    </style:style>
    <style:style style:name="ListLabel_20_61" style:display-name="ListLabel 61" style:family="text">
      <style:text-properties style:font-name-complex="Times New Roman" style:font-family-complex="'Times New Roman'" style:font-family-generic-complex="roman" style:font-pitch-complex="variable"/>
    </style:style>
    <style:style style:name="ListLabel_20_62" style:display-name="ListLabel 62" style:family="text">
      <style:text-properties style:font-name-complex="Times New Roman" style:font-family-complex="'Times New Roman'" style:font-family-generic-complex="roman" style:font-pitch-complex="variable"/>
    </style:style>
    <style:style style:name="ListLabel_20_63" style:display-name="ListLabel 63" style:family="text">
      <style:text-properties style:font-name-complex="Times New Roman" style:font-family-complex="'Times New Roman'" style:font-family-generic-complex="roman" style:font-pitch-complex="variable"/>
    </style:style>
    <style:style style:name="ListLabel_20_64" style:display-name="ListLabel 64" style:family="text">
      <style:text-properties style:font-name-complex="Times New Roman" style:font-family-complex="'Times New Roman'" style:font-family-generic-complex="roman" style:font-pitch-complex="variable"/>
    </style:style>
    <style:style style:name="ListLabel_20_65" style:display-name="ListLabel 65" style:family="text">
      <style:text-properties style:font-name-complex="Times New Roman" style:font-family-complex="'Times New Roman'" style:font-family-generic-complex="roman" style:font-pitch-complex="variable"/>
    </style:style>
    <style:style style:name="ListLabel_20_1" style:display-name="ListLabel 1" style:family="text">
      <style:text-properties style:font-name="Book Antiqua" fo:font-family="'Book Antiqua'" style:font-family-generic="roman" style:font-pitch="variable" fo:font-size="11pt" fo:font-style="normal" fo:font-weight="bold" style:font-size-asian="11pt" style:font-style-asian="normal" style:font-weight-asian="bold" style:font-name-complex="Times New Roman" style:font-family-complex="'Times New Roman'" style:font-family-generic-complex="roman" style:font-pitch-complex="variable" style:font-size-complex="11pt"/>
    </style:style>
    <style:style style:name="ListLabel_20_2" style:display-name="ListLabel 2" style:family="text">
      <style:text-properties style:font-name-complex="Times New Roman" style:font-family-complex="'Times New Roman'" style:font-family-generic-complex="roman" style:font-pitch-complex="variable"/>
    </style:style>
    <style:style style:name="ListLabel_20_3" style:display-name="ListLabel 3" style:family="text">
      <style:text-properties style:font-name-complex="Times New Roman" style:font-family-complex="'Times New Roman'" style:font-family-generic-complex="roman" style:font-pitch-complex="variable"/>
    </style:style>
    <style:style style:name="ListLabel_20_4" style:display-name="ListLabel 4" style:family="text">
      <style:text-properties style:font-name-complex="Times New Roman" style:font-family-complex="'Times New Roman'" style:font-family-generic-complex="roman" style:font-pitch-complex="variable"/>
    </style:style>
    <style:style style:name="ListLabel_20_5" style:display-name="ListLabel 5" style:family="text">
      <style:text-properties style:font-name-complex="Times New Roman" style:font-family-complex="'Times New Roman'" style:font-family-generic-complex="roman" style:font-pitch-complex="variable"/>
    </style:style>
    <style:style style:name="ListLabel_20_6" style:display-name="ListLabel 6" style:family="text">
      <style:text-properties style:font-name-complex="Times New Roman" style:font-family-complex="'Times New Roman'" style:font-family-generic-complex="roman" style:font-pitch-complex="variable"/>
    </style:style>
    <style:style style:name="ListLabel_20_7" style:display-name="ListLabel 7" style:family="text">
      <style:text-properties style:font-name-complex="Times New Roman" style:font-family-complex="'Times New Roman'" style:font-family-generic-complex="roman" style:font-pitch-complex="variable"/>
    </style:style>
    <style:style style:name="ListLabel_20_8" style:display-name="ListLabel 8" style:family="text">
      <style:text-properties style:font-name-complex="Times New Roman" style:font-family-complex="'Times New Roman'" style:font-family-generic-complex="roman" style:font-pitch-complex="variable"/>
    </style:style>
    <style:style style:name="ListLabel_20_9" style:display-name="ListLabel 9" style:family="text">
      <style:text-properties style:font-name-complex="Times New Roman" style:font-family-complex="'Times New Roman'" style:font-family-generic-complex="roman" style:font-pitch-complex="variabl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1"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1"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1"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1"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loext:num-list-format="%1%." style:num-suffix="." style:num-format="a" style:num-letter-sync="true">
        <style:list-level-properties text:list-level-position-and-space-mode="label-alignment">
          <style:list-level-label-alignment text:label-followed-by="listtab" text:list-tab-stop-position="0.741cm" fo:text-indent="-0.635cm" fo:margin-left="0.741cm"/>
        </style:list-level-properties>
      </text:list-level-style-number>
      <text:list-level-style-number text:level="2" text:style-name="WW8Num10z1" loext:num-list-format="%2%." style:num-suffix="." style:num-format="a" style:num-letter-sync="true">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WW8Num10z2" loext:num-list-format="%3%." style:num-suffix="." style:num-format="i">
        <style:list-level-properties text:list-level-position-and-space-mode="label-alignment" fo:text-align="end">
          <style:list-level-label-alignment text:label-followed-by="listtab" text:list-tab-stop-position="3.281cm" fo:text-indent="-0.318cm" fo:margin-left="3.281cm"/>
        </style:list-level-properties>
      </text:list-level-style-number>
      <text:list-level-style-number text:level="4" text:style-name="WW8Num10z3" loext:num-list-format="%4%."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5" text:style-name="WW8Num10z4" loext:num-list-format="%5%." style:num-suffix="." style:num-format="a" style:num-letter-sync="true">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6" text:style-name="WW8Num10z5" loext:num-list-format="%6%." style:num-suffix="." style:num-format="i">
        <style:list-level-properties text:list-level-position-and-space-mode="label-alignment" fo:text-align="end">
          <style:list-level-label-alignment text:label-followed-by="listtab" text:list-tab-stop-position="7.091cm" fo:text-indent="-0.318cm" fo:margin-left="7.091cm"/>
        </style:list-level-properties>
      </text:list-level-style-number>
      <text:list-level-style-number text:level="7" text:style-name="WW8Num10z6" loext:num-list-format="%7%." style:num-suffix="." style:num-format="1">
        <style:list-level-properties text:list-level-position-and-space-mode="label-alignment">
          <style:list-level-label-alignment text:label-followed-by="listtab" text:list-tab-stop-position="8.361cm" fo:text-indent="-0.635cm" fo:margin-left="8.361cm"/>
        </style:list-level-properties>
      </text:list-level-style-number>
      <text:list-level-style-number text:level="8" text:style-name="WW8Num10z7" loext:num-list-format="%8%." style:num-suffix="." style:num-format="a" style:num-letter-sync="true">
        <style:list-level-properties text:list-level-position-and-space-mode="label-alignment">
          <style:list-level-label-alignment text:label-followed-by="listtab" text:list-tab-stop-position="9.631cm" fo:text-indent="-0.635cm" fo:margin-left="9.631cm"/>
        </style:list-level-properties>
      </text:list-level-style-number>
      <text:list-level-style-number text:level="9" text:style-name="WW8Num10z8" loext:num-list-format="%9%." style:num-suffix="." style:num-format="i">
        <style:list-level-properties text:list-level-position-and-space-mode="label-alignment" fo:text-align="end">
          <style:list-level-label-alignment text:label-followed-by="listtab" text:list-tab-stop-position="10.901cm"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1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1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1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1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1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1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1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1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4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dc:description/>
    <meta:initial-creator>Parijat Banerjee</meta:initial-creator>
    <meta:creation-date>2022-02-12T12:34:00</meta:creation-date>
    <dc:date>2022-02-24T01:49:38.229760964</dc:date>
    <meta:editing-cycles>7</meta:editing-cycles>
    <meta:editing-duration>PT30M10S</meta:editing-duration>
    <meta:generator>LibreOffice/7.2.5.1$Linux_X86_64 LibreOffice_project/20$Build-1</meta:generator>
    <meta:document-statistic meta:table-count="0" meta:image-count="0" meta:object-count="0" meta:page-count="6" meta:paragraph-count="200" meta:word-count="1054" meta:character-count="5865" meta:non-whitespace-character-count="4564"/>
  </office:meta>
</office:document-meta>
</file>